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iome</text:p>
          </table:table-cell>
          <table:table-cell office:value-type="string" calcext:value-type="string">
            <text:p>WWF</text:p>
          </table:table-cell>
          <table:table-cell office:value-type="string" calcext:value-type="string">
            <text:p>Legen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opical &amp; Subtropical Moist Broadleaf Forest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opical &amp; Subtropical Dry Broadleaf Forest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opical &amp; Subtropical Coniferous Forests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mperate Broadleaf &amp; Mixed Forests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mperate Conifer Fores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opical &amp; Subtropical Grasslands, Savannas &amp; Shrubland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mperate Grasslands, Savannas &amp; Shrubland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ooded Grasslands &amp; Savann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tane Grasslands &amp; Shrubland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terranean Forests, Woodlands &amp; Scru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s &amp; Xeric Shrubland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gro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4:52:43.156330332</meta:creation-date>
    <dc:date>2022-01-11T15:12:32.300433699</dc:date>
    <meta:editing-duration>PT19M49S</meta:editing-duration>
    <meta:editing-cycles>1</meta:editing-cycles>
    <meta:document-statistic meta:table-count="1" meta:cell-count="39" meta:object-count="0"/>
    <meta:generator>LibreOffice/6.4.7.2$Linux_X86_64 LibreOffice_project/40$Build-2</meta:generator>
  </office:meta>
</office:document-meta>
</file>